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4c7df" officeooo:paragraph-rsid="0004c7df"/>
    </style:style>
    <style:style style:name="P2" style:family="paragraph" style:parent-style-name="Standard">
      <style:text-properties officeooo:rsid="00061f79" officeooo:paragraph-rsid="00061f79"/>
    </style:style>
    <style:style style:name="P3" style:family="paragraph" style:parent-style-name="Standard">
      <style:text-properties officeooo:rsid="0010391f" officeooo:paragraph-rsid="0010391f"/>
    </style:style>
    <style:style style:name="P4" style:family="paragraph" style:parent-style-name="Standard">
      <style:text-properties officeooo:rsid="00132ff4" officeooo:paragraph-rsid="00132ff4"/>
    </style:style>
    <style:style style:name="P5" style:family="paragraph" style:parent-style-name="Standard">
      <style:text-properties officeooo:rsid="00132ff4" officeooo:paragraph-rsid="00245ce7"/>
    </style:style>
    <style:style style:name="P6" style:family="paragraph" style:parent-style-name="Standard">
      <style:text-properties officeooo:rsid="0013554e" officeooo:paragraph-rsid="0013554e"/>
    </style:style>
    <style:style style:name="P7" style:family="paragraph" style:parent-style-name="Standard">
      <style:text-properties officeooo:rsid="0013a3b3" officeooo:paragraph-rsid="0013a3b3"/>
    </style:style>
    <style:style style:name="P8" style:family="paragraph" style:parent-style-name="Standard">
      <style:text-properties officeooo:rsid="0014f1a2" officeooo:paragraph-rsid="0014f1a2"/>
    </style:style>
    <style:style style:name="P9" style:family="paragraph" style:parent-style-name="Standard">
      <style:text-properties officeooo:rsid="00184a83" officeooo:paragraph-rsid="0023e299"/>
    </style:style>
    <style:style style:name="P10" style:family="paragraph" style:parent-style-name="Standard">
      <style:text-properties officeooo:rsid="0018da5c" officeooo:paragraph-rsid="0019f715"/>
    </style:style>
    <style:style style:name="P11" style:family="paragraph" style:parent-style-name="Standard">
      <style:text-properties officeooo:rsid="001bf155" officeooo:paragraph-rsid="001bf155"/>
    </style:style>
    <style:style style:name="P12" style:family="paragraph" style:parent-style-name="Standard">
      <style:text-properties officeooo:rsid="002d6203" officeooo:paragraph-rsid="002d6203"/>
    </style:style>
    <style:style style:name="P13" style:family="paragraph" style:parent-style-name="Standard">
      <style:text-properties officeooo:rsid="0025be91" officeooo:paragraph-rsid="0025be91"/>
    </style:style>
    <style:style style:name="P14" style:family="paragraph" style:parent-style-name="Standard">
      <style:text-properties officeooo:rsid="0025be91" officeooo:paragraph-rsid="002d7ddb"/>
    </style:style>
    <style:style style:name="P15" style:family="paragraph" style:parent-style-name="Standard">
      <style:text-properties officeooo:rsid="00316792" officeooo:paragraph-rsid="00316792"/>
    </style:style>
    <style:style style:name="P16" style:family="paragraph" style:parent-style-name="Standard">
      <style:text-properties officeooo:rsid="003228db" officeooo:paragraph-rsid="003228db"/>
    </style:style>
    <style:style style:name="P17" style:family="paragraph" style:parent-style-name="Standard">
      <style:text-properties officeooo:rsid="0013554e" officeooo:paragraph-rsid="0013554e"/>
    </style:style>
    <style:style style:name="P18" style:family="paragraph" style:parent-style-name="Standard">
      <style:text-properties officeooo:rsid="00132ff4" officeooo:paragraph-rsid="00132ff4"/>
    </style:style>
    <style:style style:name="P19" style:family="paragraph" style:parent-style-name="Standard">
      <style:text-properties officeooo:rsid="0010391f" officeooo:paragraph-rsid="0010391f"/>
    </style:style>
    <style:style style:name="T1" style:family="text">
      <style:text-properties officeooo:rsid="00061f79"/>
    </style:style>
    <style:style style:name="T2" style:family="text">
      <style:text-properties officeooo:rsid="0018da5c"/>
    </style:style>
    <style:style style:name="T3" style:family="text">
      <style:text-properties officeooo:rsid="0019f715"/>
    </style:style>
    <style:style style:name="T4" style:family="text">
      <style:text-properties officeooo:rsid="001c7e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aper:</text:p>
      <text:p text:style-name="P1"/>
      <text:p text:style-name="P1">Question: Is Universal Basic Income a feasible economic system in the face of automation?</text:p>
      <text:p text:style-name="P1"/>
      <text:p text:style-name="P1">Thesis: <text:span text:style-name="T1">Faced with the onset of higher level automation, job loss, and growing inequality in today’s world, the concept of a universal basic income is not just enticing, but feasible. </text:span></text:p>
      <text:p text:style-name="P1"/>
      <text:p text:style-name="P1"/>
      <text:p text:style-name="P8">https://www.reddit.com/r/BasicIncome/comments/3sitcl/a_ubi_for_the_usa_that_can_be_implemented/</text:p>
      <text:p text:style-name="P1">;</text:p>
      <text:p text:style-name="P2">Annotated bibliographies:</text:p>
      <text:p text:style-name="P2"/>
      <text:p text:style-name="P2"/>
      <text:p text:style-name="P3">"Sighing for paradise to come; Universal basic incomes." The Economist, 4 June 2016, p. 24(US). Business Collection. Accessed 18 Jan 2017.</text:p>
      <text:p text:style-name="P3"/>
      <text:p text:style-name="P9">The author cites the works of famed economicists such as Paul Krugman, Robert Reich, and Anthony Atkinson, showing their agreement on the ability of a universal basic income as an economic equalizing factor. They show how the Gini coefficient, the basic measure of economic inequality in a population, <text:span text:style-name="T2">shows that</text:span> nations with a greater amount of social services and benefits <text:span text:style-name="T2">have a much lower inequality than countries without, but that inequality is rising across the board. They state numerous benefits a UBI could provide, being everything from allowing workers to take risks and innovate to providing better opportunities for musicians and artists. They cite a Swiss retiree who states that his retirement pensions form a safety net, allowing him to innovate and take risks in business, providing more social benefit than him working a conventional job.</text:span></text:p>
      <text:p text:style-name="P3"/>
      <text:p text:style-name="P3"><text:tab/></text:p>
      <text:p text:style-name="P4">Dolan, Ed. "The pragmatic case for a universal basic income." The Milken Institute Review: A Journal of Economic Policy, July 2014, p. 14+. Business Collection. Accessed 18 Jan. 2017.</text:p>
      <text:p text:style-name="P4"/>
      <text:p text:style-name="P10"><text:span text:style-name="T3">In “The pragmatic case for a universal basic income,” </text:span>Ed Dolan <text:span text:style-name="T3">goes over the feasibility of a universal basic income. Providing an overview of the history of the idea of the basic income, Dolan shows how elements of it have been used, to great success. He states that, with the right manipulation of entitlements, a UBI of more than $7,200 per person, per year, would be possible. Dolan additionally finds that, given research on behavioral economics, a UBI would be extremely unlikely to reduce the working motivation of a society, as many fear. Citing well-known libertarian writer Matthew Feeny, he finishes by showing how a UBI can be beneficial to our personal freedoms. <text:tab/><text:tab/></text:span></text:p>
      <text:p text:style-name="P3"/>
      <text:p text:style-name="P13">Standing, Guy. </text:p>
      <text:p text:style-name="P13"/>
      <text:p text:style-name="P15"><text:a xlink:type="simple" xlink:href="http://www.developmentpathways.co.uk/resources/wp-content/uploads/2016/04/Indias-Basic-Income-Experiment-PP21.pdf" text:style-name="Internet_20_link" text:visited-style-name="Visited_20_Internet_20_Link">http://www.developmentpathways.co.uk/resources/wp-content/uploads/2016/04/Indias-Basic-Income-Experiment-PP21.pdf</text:a></text:p>
      <text:p text:style-name="P4"/>
      <text:p text:style-name="P6">Fabre, Alice, Stéphane Pallage, and Christian Zimmerman. "Universal Basic Income versus Unemployment Insurance." Forschungsinstitut zur Zukunft der Arbeit Institute for the Study of Labor (2014): n. pag. Ssrn. Web. 19 Jan. 2017.</text:p>
      <text:p text:style-name="P6"/>
      <text:p text:style-name="P6"/>
      <text:p text:style-name="P11"><text:soft-page-break/>Researchers from the German Institute of Labor Economics formed mathematical models for the labor market, controlling for the <text:span text:style-name="T4">heterogeneity</text:span> of jobs and <text:span text:style-name="T4">equilibrium points. They calculated the socially optimal amount of benefits given on a universal basic income plan versus a plan of unemployment insurance. Using advanced modern day economic theory, the researchers are able to determine that unemployment insurance is marginally the better policy, but only by a consumption difference of 0.16%, heeding that a policy of universal basic income has less moral hazards and is easier to implement. As well, it is determined that a policy of universal basic income works much better than unemployment insurance to insulate against the nominally small and frequent fluctuations in the labor market.</text:span></text:p>
      <text:p text:style-name="P6"/>
      <text:p text:style-name="P6"/>
      <text:p text:style-name="P7">Dubner, Stephen J. "Is the World Ready for a Guaranteed Basic Income?" Audio blog post. Freakonomics. Ed. Greg Rosalsky. Freakonomics, 13 Apr. 2016. Web. 19 Jan. 2017.</text:p>
      <text:p text:style-name="P7"/>
      <text:p text:style-name="P8">McIntyre, Lynn et al. “Impact of a guaranteed annual income program on Canadian seniors' physical, mental and functional health.” Can J Public Health, vol. 107, ser. 2, 2016, 2, journal.cpha.ca/index.php/cjph/article/view/5372.</text:p>
      <text:p text:style-name="P8"/>
      <text:p text:style-name="P5">Reed, Howard, and Stewart Lansley. "Universal Basic Income: An idea whose time has come?" Compass (n.d.): n. pag. Web. 19 Jan. 2017.</text:p>
      <text:p text:style-name="P5"/>
      <text:p text:style-name="P12">Ackerman, B., Allstott, A. and van Parijs, P. 2006.</text:p>
      <text:p text:style-name="P12">Redesigning distribution: basic income and stakeholder</text:p>
      <text:p text:style-name="P12">grants as cornerstones of an egalitarian capitalism.</text:p>
      <text:p text:style-name="P12">E. O. Wright (ed.), The Real Utopias Project, Vol. V. London,</text:p>
      <text:p text:style-name="P12">Verso.</text:p>
      <text:p text:style-name="P12"/>
      <text:p text:style-name="P12">Standing, G. 2015. India’s experiment in basic income grants.</text:p>
      <text:p text:style-name="P12">Global Dialogues, Vol. 5, No. 4. http://isa-global-dialogue.net/</text:p>
      <text:p text:style-name="P12">indias-great-experiment-the-transformative-potential-of-basicincome-grants/</text:p>
      <text:p text:style-name="P12"/>
      <text:p text:style-name="P14">“Unconditional Basic Income: Two pilots in Madhya Pradesh .” 30 May 2013.</text:p>
      <text:p text:style-name="P14"/>
      <text:p text:style-name="P16">"EU VAT Rates, Formats &amp; Thresholds." VAT Global. N.p., n.d. Web. 1 Feb. 2017.</text:p>
      <text:p text:style-name="P16"/>
      <text:p text:style-name="P16">Toder, Eric, and Joseph Rosenberg. “EFFECTS OF IMPOSING A VALUE-ADDED TAX TO REPLACE PAYROLL TAXES OR CORPORATE TAXES .” Tax Policy Center, 18 Mar.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0:22:10.751251500</meta:creation-date>
    <dc:date>2017-02-01T08:09:30.851380062</dc:date>
    <meta:editing-duration>P2DT20H58M55S</meta:editing-duration>
    <meta:editing-cycles>15</meta:editing-cycles>
    <meta:generator>LibreOffice/5.2.5.1$Linux_X86_64 LibreOffice_project/20m0$Build-1</meta:generator>
    <meta:document-statistic meta:table-count="0" meta:image-count="0" meta:object-count="0" meta:page-count="2" meta:paragraph-count="29" meta:word-count="686" meta:character-count="4670" meta:non-whitespace-character-count="4006"/>
  </office:meta>
</office:document-meta>
</file>